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start="Arrowheads_20_1" draw:marker-end="" draw:fill="none" draw:textarea-vertical-align="middle"/>
    </style:style>
    <style:style style:name="gr2" style:family="graphic" style:parent-style-name="objectwithoutfill">
      <style:graphic-properties draw:marker-end="Arrowheads_20_1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1cm" svg:stroke-color="#111111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_32__20_Dots_20_1_20_Dash" svg:stroke-color="#ff3333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color="#ff3333" fo:font-size="20pt" style:font-size-asian="20pt" style:font-size-complex="20pt"/>
    </style:style>
    <style:style style:name="P6" style:family="paragraph">
      <style:text-properties fo:color="#ff3333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ff3333" style:text-position="sub 58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cm" svg:y1="2cm" svg:x2="3cm" svg:y2="18cm">
          <text:p/>
        </draw:line>
        <draw:line draw:style-name="gr2" draw:text-style-name="P1" draw:layer="layout" svg:x1="3cm" svg:y1="18cm" svg:x2="24cm" svg:y2="18cm">
          <text:p/>
        </draw:line>
        <draw:frame draw:style-name="gr3" draw:text-style-name="P2" draw:layer="layout" svg:width="0.972cm" svg:height="1.204cm" svg:x="23.2cm" svg:y="18.4cm">
          <draw:text-box>
            <text:p text:style-name="P2"><text:span text:style-name="T1">x</text:span></text:p>
          </draw:text-box>
        </draw:frame>
        <draw:frame draw:style-name="gr3" draw:text-style-name="P2" draw:layer="layout" svg:width="1.823cm" svg:height="1.204cm" svg:x="1.1cm" svg:y="2.096cm">
          <draw:text-box>
            <text:p text:style-name="P2"><text:span text:style-name="T1">f(x)</text:span></text:p>
          </draw:text-box>
        </draw:frame>
        <draw:path draw:style-name="gr4" draw:text-style-name="P1" draw:layer="layout" svg:width="12.617cm" svg:height="18.65cm" draw:transform="skewX (0.0555014702134197) rotate (1.52035631141226) translate (3.59999943256185cm 16.9999999396588cm)" svg:viewBox="0 0 12618 18651" svg:d="M0 0c25498-4 4465 18651 4465 18651">
          <text:p/>
        </draw:path>
        <draw:custom-shape draw:style-name="gr5" draw:text-style-name="P1" draw:layer="layout" svg:width="0.4cm" svg:height="0.4cm" svg:x="3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7.8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3.8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2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cm" svg:y1="13cm" svg:x2="8cm" svg:y2="5.4cm">
          <text:p/>
        </draw:line>
        <draw:line draw:style-name="gr6" draw:text-style-name="P1" draw:layer="layout" svg:x1="8cm" svg:y1="5.4cm" svg:x2="14cm" svg:y2="6.6cm">
          <text:p/>
        </draw:line>
        <draw:line draw:style-name="gr6" draw:text-style-name="P1" draw:layer="layout" svg:x1="14cm" svg:y1="6.6cm" svg:x2="20.1cm" svg:y2="11.8cm">
          <text:p/>
        </draw:line>
        <draw:path draw:style-name="gr7" draw:text-style-name="P1" draw:layer="layout" svg:width="8.061cm" svg:height="2.96cm" draw:transform="rotate (1.43832583656853) translate (4cm 13cm)" svg:viewBox="0 0 8062 2961" svg:d="M0 0c6053 0 8062 2961 8062 2961">
          <text:p/>
        </draw:path>
        <draw:path draw:style-name="gr7" draw:text-style-name="P1" draw:layer="layout" svg:width="5.912cm" svg:height="1.571cm" draw:transform="rotate (0.062482787221397) translate (8cm 5.4cm)" svg:viewBox="0 0 5913 1572" svg:d="M0 0c3206 0 5913 1572 5913 1572">
          <text:p/>
        </draw:path>
        <draw:path draw:style-name="gr7" draw:text-style-name="P1" draw:layer="layout" svg:width="7.999cm" svg:height="0.499cm" draw:transform="rotate (-0.643502895210309) translate (14.000000000046cm 6.59999999993873cm)" svg:viewBox="0 0 8000 500" svg:d="M0 0c4000 0 8000 500 8000 500">
          <text:p/>
        </draw:path>
        <draw:frame draw:style-name="gr3" draw:text-style-name="P4" draw:layer="layout" svg:width="1.087cm" svg:height="1.278cm" svg:x="3.5cm" svg:y="18.3cm">
          <draw:text-box>
            <text:p text:style-name="P3"><text:span text:style-name="T2">x</text:span><text:span text:style-name="T3">1</text:span></text:p>
          </draw:text-box>
        </draw:frame>
        <draw:frame draw:style-name="gr3" draw:text-style-name="P4" draw:layer="layout" svg:width="1.087cm" svg:height="1.278cm" svg:x="7.501cm" svg:y="18.3cm">
          <draw:text-box>
            <text:p text:style-name="P3"><text:span text:style-name="T2">x</text:span><text:span text:style-name="T3">2</text:span></text:p>
          </draw:text-box>
        </draw:frame>
        <draw:frame draw:style-name="gr3" draw:text-style-name="P4" draw:layer="layout" svg:width="1.087cm" svg:height="1.278cm" svg:x="13.502cm" svg:y="18.3cm">
          <draw:text-box>
            <text:p text:style-name="P3"><text:span text:style-name="T2">x</text:span><text:span text:style-name="T3">3</text:span></text:p>
          </draw:text-box>
        </draw:frame>
        <draw:frame draw:style-name="gr3" draw:text-style-name="P4" draw:layer="layout" svg:width="1.087cm" svg:height="1.278cm" svg:x="19.503cm" svg:y="18.3cm">
          <draw:text-box>
            <text:p text:style-name="P3"><text:span text:style-name="T2">x</text:span><text:span text:style-name="T3">4</text:span></text:p>
          </draw:text-box>
        </draw:frame>
        <draw:frame draw:style-name="gr3" draw:text-style-name="P4" draw:layer="layout" svg:width="1.755cm" svg:height="1.278cm" svg:x="1.201cm" svg:y="12.3cm">
          <draw:text-box>
            <text:p text:style-name="P3"><text:span text:style-name="T2">f(x</text:span><text:span text:style-name="T3">1</text:span><text:span text:style-name="T2">)</text:span></text:p>
          </draw:text-box>
        </draw:frame>
        <draw:frame draw:style-name="gr3" draw:text-style-name="P4" draw:layer="layout" svg:width="1.755cm" svg:height="1.278cm" svg:x="1.202cm" svg:y="10.9cm">
          <draw:text-box>
            <text:p text:style-name="P3"><text:span text:style-name="T2">f(x</text:span><text:span text:style-name="T3">4</text:span><text:span text:style-name="T2">)</text:span></text:p>
          </draw:text-box>
        </draw:frame>
        <draw:frame draw:style-name="gr3" draw:text-style-name="P4" draw:layer="layout" svg:width="1.755cm" svg:height="1.278cm" svg:x="1.245cm" svg:y="4.2cm">
          <draw:text-box>
            <text:p text:style-name="P3"><text:span text:style-name="T2">f(x</text:span><text:span text:style-name="T3">2</text:span><text:span text:style-name="T2">)</text:span></text:p>
          </draw:text-box>
        </draw:frame>
        <draw:frame draw:style-name="gr3" draw:text-style-name="P4" draw:layer="layout" svg:width="1.755cm" svg:height="1.278cm" svg:x="1.204cm" svg:y="6.1cm">
          <draw:text-box>
            <text:p text:style-name="P3"><text:span text:style-name="T2">f(x</text:span><text:span text:style-name="T3">3</text:span><text:span text:style-name="T2">)</text:span></text:p>
          </draw:text-box>
        </draw:frame>
        <draw:frame draw:style-name="gr8" draw:text-style-name="P6" draw:layer="layout" svg:width="1.061cm" svg:height="1.278cm" svg:x="10.735cm" svg:y="18.3cm">
          <draw:text-box>
            <text:p text:style-name="P5"><text:span text:style-name="T4">x</text:span><text:span text:style-name="T5">k</text:span></text:p>
          </draw:text-box>
        </draw:frame>
        <draw:custom-shape draw:style-name="gr9" draw:text-style-name="P1" draw:layer="layout" svg:width="0.6cm" svg:height="0.6cm" svg:x="10.7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1cm" svg:y1="6cm" svg:x2="11cm" svg:y2="18cm">
          <text:p/>
        </draw:line>
        <draw:line draw:style-name="gr10" draw:text-style-name="P1" draw:layer="layout" svg:x1="3cm" svg:y1="6cm" svg:x2="11cm" svg:y2="6cm">
          <text:p/>
        </draw:line>
        <draw:frame draw:style-name="gr8" draw:text-style-name="P6" draw:layer="layout" svg:width="1.729cm" svg:height="1.278cm" svg:x="1.3cm" svg:y="5.2cm">
          <draw:text-box>
            <text:p text:style-name="P5"><text:span text:style-name="T4">f(x</text:span><text:span text:style-name="T5">k</text:span><text:span text:style-name="T4">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5:28:27.677775274</meta:creation-date>
    <dc:date>2016-01-08T17:48:45.811134625</dc:date>
    <meta:editing-duration>PT21M6S</meta:editing-duration>
    <meta:editing-cycles>2</meta:editing-cycles>
    <meta:generator>LibreOffice/4.2.8.2$Linux_X86_64 LibreOffice_project/420m0$Build-2</meta:generator>
    <meta:document-statistic meta:object-count="51"/>
  </office:meta>
</office:document-meta>
</file>